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33" style:family="paragraph" style:parent-style-name="Standard">
      <style:text-properties style:font-name="PT Mono" officeooo:paragraph-rsid="0013202e"/>
    </style:style>
    <style:style style:name="P34" style:family="paragraph" style:parent-style-name="Standard">
      <style:paragraph-properties fo:break-before="page"/>
      <style:text-properties style:font-name="PT Mono" officeooo:paragraph-rsid="0013202e"/>
    </style:style>
    <style:style style:name="P35" style:family="paragraph" style:parent-style-name="Footnote">
      <style:text-properties fo:font-size="8pt" officeooo:rsid="0324c139" officeooo:paragraph-rsid="0324c139" style:font-size-asian="8pt" style:font-size-complex="8pt"/>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style:style style:name="T40" style:family="text">
      <style:text-properties officeooo:rsid="033b70f2"/>
    </style:style>
    <style:style style:name="T41" style:family="text">
      <style:text-properties officeooo:rsid="033e87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3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4">X.XVII</text:p>
      <text:p text:style-name="P3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32"><text:span text:style-name="T3"/></text:p>
      <text:p text:style-name="P4">X.XVIII</text:p>
      <text:p text:style-name="P3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32"><text:span text:style-name="T3"/></text:p>
      <text:p text:style-name="P4">X.XIX</text:p>
      <text:p text:style-name="P3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32"><text:span text:style-name="T3"/></text:p>
      <text:p text:style-name="P4">X.XX</text:p>
      <text:p text:style-name="P32"><text:span text:style-name="T3"/></text:p>
      <text:p text:style-name="P3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32"><text:span text:style-name="T3"/></text:p>
      <text:p text:style-name="P4">X.XXI</text:p>
      <text:p text:style-name="P3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32"><text:span text:style-name="T3"/></text:p>
      <text:p text:style-name="P5">. . .</text:p>
      <text:p text:style-name="P3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32"><text:span text:style-name="T3"/></text:p>
      <text:p text:style-name="P32"><text:span text:style-name="T3"/></text:p>
      <text:p text:style-name="P32"><text:span text:style-name="T3"/></text:p>
      <text:p text:style-name="P32"><text:span text:style-name="T3"/></text:p>
      <text:p text:style-name="P32"><text:soft-page-break/><text:span text:style-name="T3">X.XXII</text:span></text:p>
      <text:p text:style-name="P3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32"><text:span text:style-name="T3"/></text:p>
      <text:p text:style-name="P5">. . .</text:p>
      <text:p text:style-name="P3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32"><text:span text:style-name="T3">. . .</text:span><text:span text:style-name="T4">I finished Outbreak, started a Libre Office file for this journal, pasted my recent entries from Google Keep, 7:52.</text:span></text:p>
      <text:p text:style-name="P32"><text:span text:style-name="T4"/></text:p>
      <text:p text:style-name="P6">X.XXIII</text:p>
      <text:p text:style-name="P32"><text:span text:style-name="T4"/></text:p>
      <text:p text:style-name="P3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32"><text:span text:style-name="T4"/></text:p>
      <text:p text:style-name="P7">. . .</text:p>
      <text:p text:style-name="P32"><text:span text:style-name="T4"/></text:p>
      <text:p text:style-name="P3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32"><text:span text:style-name="T4"/></text:p>
      <text:p text:style-name="P32"><text:span text:style-name="T4"/></text:p>
      <text:p text:style-name="P32"><text:span text:style-name="T4"/></text:p>
      <text:p text:style-name="P32"><text:soft-page-break/><text:span text:style-name="T4">X.XXIV</text:span></text:p>
      <text:p text:style-name="P32"><text:span text:style-name="T4"/></text:p>
      <text:p text:style-name="P3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3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3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3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35"><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6">.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6"><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6">.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6"/>
      <text:p text:style-name="P37"/>
      <text:p text:style-name="P37"/>
      <text:p text:style-name="P37"/>
      <text:p text:style-name="P37"><text:soft-page-break/>XI.V</text:p>
      <text:p text:style-name="P37"/>
      <text:p text:style-name="P37">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8"><text:s text:c="3"/>There was music playing from a robot in the basement and signs that Tony was starting to spread out his territory. I made a coffee, came upstairs, tidied my room, sat at the computer, 11:55.</text:p>
      <text:p text:style-name="P39">.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39"><text:span text:style-name="T34"><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span></text:p>
      <text:p text:style-name="P40"/>
      <text:p text:style-name="P41">. . .</text:p>
      <text:p text:style-name="P40"/>
      <text:p text:style-name="P42">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42"><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42"/>
      <text:p text:style-name="P42">XI.VI</text:p>
      <text:p text:style-name="P42"/>
      <text:p text:style-name="P42">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42"><text:s text:c="3"/><text:span text:style-name="T35">I looked at my phone for a while, got up, wrote at the computer and received a text from Hannah. The first part was a picture of her Artist’s Way Every Day book that said:</text:span></text:p>
      <text:p text:style-name="P42"><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42"><text:s text:c="3"/><text:span text:style-name="T35">She followed up saying, “Good morning. Hope you got good rest and are having a good day so far [heart emoji] Glad I got to snuggle you last night!”</text:span></text:p>
      <text:p text:style-name="P42"><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42"><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42"><text:s text:c="3"/><text:span text:style-name="T38">We sat on the porch and talked to Tommy about Trump, then a bit about our lives after he left. I wrote </text:span><text:span text:style-name="T40">some</text:span><text:span text:style-name="T38">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42">.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42"/>
      <text:p text:style-name="P43">. . .</text:p>
      <text:p text:style-name="P42"/>
      <text:p text:style-name="P44">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4"><text:s text:c="3"/>Hannah got tired so I drove us back to her house, where we snuggled on the couch, moved to the bed. I think I caught a wink of sleep but suddenly felt very awake. I went to the living room, looked at my phone for a while and eventually slept.</text:p>
      <text:p text:style-name="P44"/>
      <text:p text:style-name="P44"/>
      <text:p text:style-name="P44"/>
      <text:p text:style-name="P44"><text:soft-page-break/>XI.VII</text:p>
      <text:p text:style-name="P44"/>
      <text:p text:style-name="P44">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4"><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4"><text:s text:c="3"/>I said hi to Tony, who had acquired a new computer, took off my shoes, sat at the Hog and wrote, 2:36.</text:p>
      <text:p text:style-name="P44"/>
      <text:p text:style-name="P45">. . .</text:p>
      <text:p text:style-name="P44"/>
      <text:p text:style-name="P46">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6"><text:s text:c="3"/>I walked through Malvern Hills park, up Harris, left at Carrier, right at Woodgate, right at Delaware, Left at Sand Hill, right at Olney, left at Vance Crescent, left at Vermont, walked up to the <text:soft-page-break/>Brew Pump, saw Mariah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6"/>
      <text:p text:style-name="P47">XI.VIII</text:p>
      <text:p text:style-name="P47"/>
      <text:p text:style-name="P47">I woke and sorted through a lot of texts. Hannah liked that I had said I love you. Melissa send the friend text a Facebook link to an Instagram reel, the outside bones clip. I don’t know if she knows we already quote that all the time. There were wordy texts from people saying they couldn’t be at the upcoming Saturday night Ether Jam. Also my dad got Wordle in four, so I played (READY in four.)</text:p>
      <text:p text:style-name="P47"><text:s text:c="3"/>I got up to make coffee but I couldn’t tell whether Tony was in his room or the basement, so I ate some grapes and put some Sofia in the Nespresso, made a cup, noticed that there were two full bags of recycling out on the back porch, went to my room, rank my coffee and wrote, going to the mailbox when the mailman came by in hopes of receiving my Musicares check, 10:26. . .<text:span text:style-name="T41">I laid in bed looking at my phone until 12:2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8T12:22:00.187325402</dc:date>
    <meta:editing-duration>P66DT14H38M18S</meta:editing-duration>
    <meta:editing-cycles>700</meta:editing-cycles>
    <meta:generator>LibreOffice/24.2.5.2$MacOSX_X86_64 LibreOffice_project/bffef4ea93e59bebbeaf7f431bb02b1a39ee8a59</meta:generator>
    <meta:print-date>2024-11-07T14:40:30.409507167</meta:print-date>
    <meta:document-statistic meta:table-count="0" meta:image-count="0" meta:object-count="0" meta:page-count="46" meta:paragraph-count="145" meta:word-count="6717" meta:character-count="35563" meta:non-whitespace-character-count="28859"/>
  </office:meta>
</office:document-meta>
</file>